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6"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8"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9"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0"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1" style:family="paragraph" style:parent-style-name="Text_20_body" style:list-style-name="L7">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2" style:family="paragraph" style:parent-style-name="Text_20_body" style:list-style-name="L8">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3"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5"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16" style:family="paragraph" style:parent-style-name="Heading_20_4">
      <style:text-properties fo:font-variant="normal" fo:text-transform="none" fo:color="#444444" style:font-name="Lucida Grande" fo:font-size="15pt" fo:letter-spacing="normal" fo:font-style="normal" fo:font-weight="bold"/>
    </style:style>
    <style:style style:name="P17"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3366" style:font-name="Lucida Grande" fo:font-size="9.75pt" fo:letter-spacing="normal" fo:font-style="normal" fo:font-weight="bold" fo:background-color="#f9fcfe" loext:padding="0in" loext:border="none"/>
    </style:style>
    <style:style style:name="P1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f9fcfe" loext:padding="0in" loext:border="none"/>
    </style:style>
    <style:style style:name="T1"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2"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3" style:family="text">
      <style:text-properties fo:font-variant="normal" fo:text-transform="none" fo:color="#444444" style:font-name="Lucida Grande1" fo:font-size="9pt" fo:letter-spacing="normal" fo:font-style="normal" fo:font-weight="bold" fo:background-color="transparent" loext:char-shading-value="0" loext:padding="0in" loext:border="none"/>
    </style:style>
    <style:style style:name="T4"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style:style style:name="T5" style:family="text">
      <style:text-properties fo:font-weight="bold" fo:background-color="transparent"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4">- Lab 7 - AVL Tree</text:h>
      <text:p text:style-name="P1">April</text:p>
      <text:p text:style-name="P2">5</text:p>
      <text:p text:style-name="P15">Wednesday, April 5 at 11:59pm </text:p>
      <text:h text:style-name="P18" text:outline-level="3">Purpose</text:h>
      <text:p text:style-name="P3">This lab assignment focuses on self-balancing binary search trees.</text:p>
      <text:h text:style-name="P18" text:outline-level="3">Key Reading</text:h>
      <text:list xml:id="list7837774683016022604" text:style-name="L1">
        <text:list-item>
          <text:p text:style-name="P4">8.4</text:p>
        </text:list-item>
        <text:list-item>
          <text:p text:style-name="P4">10.10</text:p>
        </text:list-item>
        <text:list-item>
          <text:p text:style-name="P4">11.1-11.2</text:p>
        </text:list-item>
      </text:list>
      <text:h text:style-name="P18" text:outline-level="3">Background</text:h>
      <text:p text:style-name="P3">In computer science, an AVL tree is a self-balancing binary search tree, and it was the first such data structure to be invented. In an AVL tree, the heights of the two subtrees of any node differ by at most one. Lookup, insertion, and deletion all take O(log n) time in both the average and worst cases, where n is the number of nodes in the tree prior to the operation. Insertions and deletions may require the tree to be rebalanced by one or more tree rotations.</text:p>
      <text:h text:style-name="P18" text:outline-level="3">Requirements</text:h>
      <text:p text:style-name="P14"><text:span text:style-name="T1">You will need these files to complete this assignment: </text:span><text:span text:style-name="T2">Lab_7.zip  </text:span><text:a xlink:type="simple" xlink:href="https://learningsuite.byu.edu/plugins/Upload/fileDownload.php?fileId=82955b13-DBJp-sJbn-qmnd-XY8a4dd9e073" office:target-frame-name="_blank" xlink:show="new" text:style-name="Internet_20_link" text:visited-style-name="Visited_20_Internet_20_Link"><text:span text:style-name="T4">Download</text:span></text:a><text:span text:style-name="T2"> </text:span><text:span text:style-name="T1"><text:line-break/> </text:span></text:p>
      <text:h text:style-name="P17" text:outline-level="4">Part 1 - Adding to the Tree  -10 Pts</text:h>
      <text:list xml:id="list1509549463493368473" text:style-name="L2">
        <text:list-item>
          <text:p text:style-name="P7">Implement the interface creating an AVL tree. Remember to rebalance when the subtree heights are off by more than 1 (i.e. the balance of a node is greater than 1 or less than -1).</text:p>
        </text:list-item>
      </text:list>
      <text:h text:style-name="P17" text:outline-level="4">Part 2 - Remove from the tree - 15 Pts</text:h>
      <text:list xml:id="list2734699349984853423" text:style-name="L3">
        <text:list-item>
          <text:p text:style-name="P5">Properly remove from the AVL tree</text:p>
        </text:list-item>
        <text:list-item>
          <text:p text:style-name="P5">Maintain balance of the tree</text:p>
        </text:list-item>
        <text:list-item>
          <text:p text:style-name="P5">Be sure to follow the conventions outlined in the <text:span text:style-name="T5">Requirement Notes</text:span> to keep a "properly" constructed tree</text:p>
        </text:list-item>
      </text:list>
      <text:h text:style-name="P17" text:outline-level="4">Part 3 - Add 1 - 20, then Remove the Root until Empty - 5 Pts</text:h>
      <text:list xml:id="list3184105785415897856" text:style-name="L4">
        <text:list-item>
          <text:p text:style-name="P8">Adds all integers 1 - 20 to the tree then calls remove on the root node until the tree is empty.  This will require your tree to perform several rebalances.</text:p>
        </text:list-item>
      </text:list>
      <text:h text:style-name="P17" text:outline-level="4">Part 4 - Border Cases - 5 Pts</text:h>
      <text:list xml:id="list7142473188673167940" text:style-name="L5">
        <text:list-item>
          <text:p text:style-name="P9">Like Part 4 of Lab 6, this will test out several border cases in your AVL tree.</text:p>
        </text:list-item>
      </text:list>
      <text:h text:style-name="P17" text:outline-level="4">Part 5 - Add -50 - 50, then Remove -50 - 50 - 13 Pts.</text:h>
      <text:list xml:id="list6333483960190610476" text:style-name="L6">
        <text:list-item>
          <text:p text:style-name="P10">This will thoroughly test your tree by adding all integers -50 - 50, then removing all integers -50 - 50.</text:p>
        </text:list-item>
      </text:list>
      <text:p text:style-name="P14"><text:span text:style-name="Strong_20_Emphasis"><text:span text:style-name="T3">UML design document - 2 Pts.</text:span></text:span></text:p>
      <text:list xml:id="list1390773384937948098" text:style-name="L7">
        <text:list-item>
          <text:p text:style-name="P11">Refer to page 113 in the book for an example.</text:p>
        </text:list-item>
      </text:list>
      <text:p text:style-name="P14"><text:span text:style-name="Strong_20_Emphasis"><text:span text:style-name="T3">Valgrind.</text:span></text:span></text:p>
      <text:list xml:id="list1159085397250256260" text:style-name="L8">
        <text:list-item>
          <text:p text:style-name="P12">Your code for this lab must pass valgrind for full credit.</text:p>
        </text:list-item>
      </text:list>
      <text:h text:style-name="P18" text:outline-level="3">Requirement Notes</text:h>
      <text:list xml:id="list2686738182292751211" text:style-name="L9">
        <text:list-item>
          <text:p text:style-name="P13"><text:span text:style-name="T1">There are multiple correct methods for rebalancing nodes in an AVL tree; each method may result in a unique tree. Some conventions will need to be used to ensure that your tree properly matches ours. When rebalancing, refer to to </text:span><text:a xlink:type="simple" xlink:href="https://www.cs.usfca.edu/~galles/visualization/AVLtree.html" text:style-name="Internet_20_link" text:visited-style-name="Visited_20_Internet_20_Link"><text:span text:style-name="T4">HERE</text:span></text:a><text:span text:style-name="T1"> for more detailed information on proper balancing.</text:span></text:p>
        </text:list-item>
        <text:list-item>
          <text:p text:style-name="P6">You should remove nodes from the AVL tree in the same manner used for the BST.</text:p>
        </text:list-item>
        <text:list-item>
          <text:p text:style-name="P6">There are some cases where both a single rotation and a double rotation can create a balanced tree.  In such cases, you should always use the single rotation to balance the tree.</text:p>
        </text:list-item>
        <text:list-item>
          <text:p text:style-name="P6">Remember to disallow duplicate entries and handle the case when the element to be removed is not in the tree</text:p>
        </text:list-item>
        <text:list-item>
          <text:p text:style-name="P6">You are required to write a separate '.h' and '.cpp' for every class you implement.</text:p>
        </text:list-item>
        <text:list-item>
          <text:p text:style-name="P13"><text:span text:style-name="T1">This lab is much easier to implement if you follow the algorithms presented in the course text on pages 634-64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7:49.337823792</meta:creation-date>
    <dc:date>2017-04-20T15:28:19.688307362</dc:date>
    <meta:editing-duration>PT30S</meta:editing-duration>
    <meta:editing-cycles>1</meta:editing-cycles>
    <meta:document-statistic meta:table-count="0" meta:image-count="0" meta:object-count="0" meta:page-count="1" meta:paragraph-count="37" meta:word-count="514" meta:character-count="2640" meta:non-whitespace-character-count="2173"/>
    <meta:generator>LibreOffice/5.1.6.2$Linux_X86_64 LibreOffice_project/10m0$Build-2</meta:generator>
  </office:meta>
</office:document-meta>
</file>